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modern" style:font-pitch="fixed" svg:panose-1="2 1 6 0 3 1 1 1 1 1"/>
    <style:font-face style:name="Times New Roman" svg:font-family="Times New Roman" style:font-family-generic="roman" style:font-pitch="variable" svg:panose-1="2 2 6 3 5 4 5 2 3 4"/>
    <style:font-face style:name="DengXian Light" svg:font-family="DengXian Light" style:font-family-generic="roman" svg:panose-1="0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Enigme numéro 1 :</text:p>
      <text:p text:style-name="Normal">Quand la personne ouvre le livre il y est écrit :</text:p>
      <text:p text:style-name="Normal">Je sais que mon temps m’est compté, je vais essayer d’être rapide, je me suis réveillé dans cette maison sans aucun souvenir, si tu lis ceci c’est que le même problème se présente à toi aujourd’hui, j’aimerai tellement reculer le temps d’une heure pour me sortir de ce merdier.</text:p>
      <text:p text:style-name="Normal">Jhon, 25 Avril 2014, 21h32.</text:p>
      <text:p text:style-name="Normal">Le joueur doit ainsi cliquer sur le réveil et modifier l’heure à 20h32.</text:p>
      <text:p text:style-name="Normal">Le réveil, tel une boîte s’ouvrira donc, et sera présent dans ce réveil une clé permettant d’ouvrir la porte de droite qui mène au couloir.</text:p>
      <text:p text:style-name="Normal">Enigme numéro 2 :</text:p>
      <text:p text:style-name="Normal">Sur le frigo se trouve<text:s/>des post-it cliquables, ils disent de se diriger vers le piano. Le joueur doit reproduire une musique à l’aide du pense-bête, suite à ça, le haut du piano va s’ouvrir et une télécommande apparait, la télécommande de la télévision, apparaîtra une vidéo qui dirigera vers une clé cachée dans la cuisine. Cette clé permet d’ouvrir la porte de l’étage ( chambre 3 )</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modern" style:font-pitch="fixed" svg:panose-1="2 1 6 0 3 1 1 1 1 1"/>
    <style:font-face style:name="Times New Roman" svg:font-family="Times New Roman" style:font-family-generic="roman" style:font-pitch="variable" svg:panose-1="2 2 6 3 5 4 5 2 3 4"/>
    <style:font-face style:name="DengXian Light" svg:font-family="DengXian Light"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oah PERON</meta:initial-creator>
    <dc:creator>Noah PERON</dc:creator>
    <meta:creation-date>2021-05-04T09:24:00Z</meta:creation-date>
    <dc:date>2021-05-04T10:49:00Z</dc:date>
    <meta:template xlink:href="Normal.dotm" xlink:type="simple"/>
    <meta:editing-cycles>1</meta:editing-cycles>
    <meta:editing-duration>PT5100S</meta:editing-duration>
    <meta:document-statistic meta:page-count="1" meta:paragraph-count="1" meta:word-count="152" meta:character-count="989" meta:row-count="6" meta:non-whitespace-character-count="838"/>
  </office:meta>
</office:document-meta>
</file>